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17a" officeooo:paragraph-rsid="0009617a"/>
    </style:style>
    <style:style style:name="P2" style:family="paragraph" style:parent-style-name="Standard">
      <style:text-properties officeooo:paragraph-rsid="0009617a"/>
    </style:style>
    <style:style style:name="P3" style:family="paragraph" style:parent-style-name="Standard">
      <style:text-properties officeooo:rsid="000a3419" officeooo:paragraph-rsid="000a3419"/>
    </style:style>
    <style:style style:name="T1" style:family="text">
      <style:text-properties officeooo:rsid="0009617a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monospace"/>
    </style:style>
    <style:style style:name="T4" style:family="text">
      <style:text-properties style:font-name="monospace" officeooo:rsid="000ae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bery 3</text:p>
      <text:p text:style-name="P2"><text:span text:style-name="T1">adresse iP V6 : </text:span><text:span text:style-name="T2">2a01:cb05:8014:d00:ba27:ebff:feb6:d94d</text:span><text:span text:style-name="T3"><text:line-break/></text:span></text:p>
      <text:p text:style-name="P3"><text:span text:style-name="T3">clé secu box orange : HC9</text:span><text:span text:style-name="T4">C</text:span><text:span text:style-name="T3">xC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2:00:18.899801805</meta:creation-date>
    <dc:date>2021-07-24T14:32:42.333654083</dc:date>
    <meta:editing-duration>PT2H32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94" meta:non-whitespace-character-count="83"/>
  </office:meta>
</office:document-meta>
</file>